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4.84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616161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8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0" style:family="table-cell" style:parent-style-name="Default">
      <style:text-properties style:font-name="Arial"/>
      <style:map style:condition="is-true-formula(ISEVEN(ROW()))" style:apply-style-name="Gerade_20_Zeile" style:base-cell-address="people.A1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style:font-name="Arial"/>
      <style:map style:condition="is-true-formula(ISEVEN(ROW()))" style:apply-style-name="Gerade_20_Zeile" style:base-cell-address="people.A1"/>
    </style:style>
    <style:style style:name="ce13" style:family="table-cell" style:parent-style-name="Default" style:data-style-name="N36">
      <style:text-properties style:font-name="Arial"/>
      <style:map style:condition="is-true-formula(ISEVEN(ROW()))" style:apply-style-name="Gerade_20_Zeile" style:base-cell-address="people.A1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6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people.A1"/>
    </style:style>
    <style:style style:name="ce17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19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Warning" style:base-cell-address="families.B1"/>
    </style:style>
    <style:style style:name="ce20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24" style:family="table-cell" style:parent-style-name="Default" style:data-style-name="N36">
      <style:text-properties style:font-name="Arial"/>
      <style:map style:condition="is-true-formula(ISEVEN(ROW()))" style:apply-style-name="Gerade_20_Zeile" style:base-cell-address="families.A1"/>
    </style:style>
    <style:style style:name="ce22" style:family="table-cell" style:parent-style-name="Default">
      <style:text-properties style:font-name="Arial" fo:font-style="italic" style:font-style-asian="italic" style:font-style-complex="italic"/>
      <style:map style:condition="is-true-formula(ISEVEN(ROW()))" style:apply-style-name="Gerade_20_Zeile" style:base-cell-address="families.A1"/>
    </style:style>
    <style:style style:name="ce23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families.A1"/>
    </style:style>
    <style:style style:name="ce28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families.A1"/>
    </style:style>
    <style:style style:name="ce30" style:family="table-cell" style:parent-style-name="Default">
      <style:table-cell-properties fo:background-color="#4141ff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ople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2" table:default-cell-style-name="ce10"/>
        <table:table-column table:style-name="co1" table:number-columns-repeated="6" table:default-cell-style-name="ce10"/>
        <table:table-column table:style-name="co1" table:default-cell-style-name="ce11"/>
        <table:table-column table:style-name="co1" table:number-columns-repeated="4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1006" table:default-cell-style-name="ce10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surname</text:p>
          </table:table-cell>
          <table:table-cell table:style-name="ce8" office:value-type="string" calcext:value-type="string">
            <text:p>middle_nam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full_name</text:p>
          </table:table-cell>
          <table:table-cell table:style-name="ce8" office:value-type="string" calcext:value-type="string">
            <text:p>born</text:p>
          </table:table-cell>
          <table:table-cell table:style-name="ce8" office:value-type="string" calcext:value-type="string">
            <text:p>nickname</text:p>
          </table:table-cell>
          <table:table-cell table:style-name="ce8" office:value-type="string" calcext:value-type="string">
            <text:p>aka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child_of</text:p>
          </table:table-cell>
          <table:table-cell table:style-name="ce8" office:value-type="string" calcext:value-type="string">
            <text:p>birthday</text:p>
          </table:table-cell>
          <table:table-cell table:style-name="ce8" office:value-type="string" calcext:value-type="string">
            <text:p>place_of_birth</text:p>
          </table:table-cell>
          <table:table-cell table:style-name="ce8" office:value-type="string" calcext:value-type="string">
            <text:p>day_of_death</text:p>
          </table:table-cell>
          <table:table-cell table:style-name="ce8" office:value-type="string" calcext:value-type="string">
            <text:p>place_of_death</text:p>
          </table:table-cell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occupation</text:p>
          </table:table-cell>
          <table:table-cell table:style-name="ce8" office:value-type="string" calcext:value-type="string">
            <text:p>religion</text:p>
          </table:table-cell>
          <table:table-cell table:style-name="ce8" office:value-type="string" calcext:value-type="string">
            <text:p>comment</text:p>
          </table:table-cell>
          <table:table-cell table:style-name="ce15" table:number-columns-repeated="10"/>
          <table:table-cell table:style-name="ce16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table:formula="of:=IF([.B2]&lt;&gt;&quot;&quot;;[.B2]&amp;&quot; &quot;;&quot;&quot;)&amp;[.C2]&amp;(IF([.D2]&lt;&gt;&quot;&quot;;&quot; &quot;&amp;[.D2];&quot;&quot;)&amp;&quot; &quot;&amp;[.E2]&amp;IF([.H2]&lt;&gt;&quot;&quot;;&quot; (&quot;&amp;[.H2]&amp;&quot;)&quot;; &quot;&quot;))" office:value-type="string" office:string-value="unknown " calcext:value-type="string">
            <text:p>unknown </text:p>
          </table:table-cell>
          <table:table-cell table:number-columns-repeated="1018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/>
          <table:table-cell office:value-type="string" calcext:value-type="string">
            <text:p>Husband</text:p>
          </table:table-cell>
          <table:table-cell table:number-columns-repeated="2"/>
          <table:table-cell table:formula="of:=IF([.B3]&lt;&gt;&quot;&quot;;[.B3]&amp;&quot; &quot;;&quot;&quot;)&amp;[.C3]&amp;(IF([.D3]&lt;&gt;&quot;&quot;;&quot; &quot;&amp;[.D3];&quot;&quot;)&amp;&quot; &quot;&amp;[.E3]&amp;IF([.H3]&lt;&gt;&quot;&quot;;&quot; (&quot;&amp;[.H3]&amp;&quot;)&quot;; &quot;&quot;))" office:value-type="string" office:string-value="Husband " calcext:value-type="string">
            <text:p>Husband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/>
          <table:table-cell office:value-type="string" calcext:value-type="string">
            <text:p>Father</text:p>
          </table:table-cell>
          <table:table-cell table:number-columns-repeated="2"/>
          <table:table-cell table:formula="of:=IF([.B4]&lt;&gt;&quot;&quot;;[.B4]&amp;&quot; &quot;;&quot;&quot;)&amp;[.C4]&amp;(IF([.D4]&lt;&gt;&quot;&quot;;&quot; &quot;&amp;[.D4];&quot;&quot;)&amp;&quot; &quot;&amp;[.E4]&amp;IF([.H4]&lt;&gt;&quot;&quot;;&quot; (&quot;&amp;[.H4]&amp;&quot;)&quot;; &quot;&quot;))" office:value-type="string" office:string-value="Father " calcext:value-type="string">
            <text:p>Fa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/>
          <table:table-cell office:value-type="string" calcext:value-type="string">
            <text:p>Mother</text:p>
          </table:table-cell>
          <table:table-cell table:number-columns-repeated="2"/>
          <table:table-cell table:formula="of:=IF([.B5]&lt;&gt;&quot;&quot;;[.B5]&amp;&quot; &quot;;&quot;&quot;)&amp;[.C5]&amp;(IF([.D5]&lt;&gt;&quot;&quot;;&quot; &quot;&amp;[.D5];&quot;&quot;)&amp;&quot; &quot;&amp;[.E5]&amp;IF([.H5]&lt;&gt;&quot;&quot;;&quot; (&quot;&amp;[.H5]&amp;&quot;)&quot;; &quot;&quot;))" office:value-type="string" office:string-value="Mother " calcext:value-type="string">
            <text:p>Moth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/>
          <table:table-cell office:value-type="string" calcext:value-type="string">
            <text:p>Brother</text:p>
          </table:table-cell>
          <table:table-cell table:number-columns-repeated="2"/>
          <table:table-cell table:formula="of:=IF([.B6]&lt;&gt;&quot;&quot;;[.B6]&amp;&quot; &quot;;&quot;&quot;)&amp;[.C6]&amp;(IF([.D6]&lt;&gt;&quot;&quot;;&quot; &quot;&amp;[.D6];&quot;&quot;)&amp;&quot; &quot;&amp;[.E6]&amp;IF([.H6]&lt;&gt;&quot;&quot;;&quot; (&quot;&amp;[.H6]&amp;&quot;)&quot;; &quot;&quot;))" office:value-type="string" office:string-value="Brother " calcext:value-type="string">
            <text:p>Bro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/>
          <table:table-cell office:value-type="string" calcext:value-type="string">
            <text:p>Sister</text:p>
          </table:table-cell>
          <table:table-cell table:number-columns-repeated="2"/>
          <table:table-cell table:formula="of:=IF([.B7]&lt;&gt;&quot;&quot;;[.B7]&amp;&quot; &quot;;&quot;&quot;)&amp;[.C7]&amp;(IF([.D7]&lt;&gt;&quot;&quot;;&quot; &quot;&amp;[.D7];&quot;&quot;)&amp;&quot; &quot;&amp;[.E7]&amp;IF([.H7]&lt;&gt;&quot;&quot;;&quot; (&quot;&amp;[.H7]&amp;&quot;)&quot;; &quot;&quot;))" office:value-type="string" office:string-value="Sister " calcext:value-type="string">
            <text:p>Sist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/>
          <table:table-cell office:value-type="string" calcext:value-type="string">
            <text:p>Daughter</text:p>
          </table:table-cell>
          <table:table-cell table:number-columns-repeated="2"/>
          <table:table-cell table:formula="of:=IF([.B8]&lt;&gt;&quot;&quot;;[.B8]&amp;&quot; &quot;;&quot;&quot;)&amp;[.C8]&amp;(IF([.D8]&lt;&gt;&quot;&quot;;&quot; &quot;&amp;[.D8];&quot;&quot;)&amp;&quot; &quot;&amp;[.E8]&amp;IF([.H8]&lt;&gt;&quot;&quot;;&quot; (&quot;&amp;[.H8]&amp;&quot;)&quot;; &quot;&quot;))" office:value-type="string" office:string-value="Daughter " calcext:value-type="string">
            <text:p>Daught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/>
          <table:table-cell office:value-type="string" calcext:value-type="string">
            <text:p>Son</text:p>
          </table:table-cell>
          <table:table-cell table:number-columns-repeated="2"/>
          <table:table-cell table:formula="of:=IF([.B9]&lt;&gt;&quot;&quot;;[.B9]&amp;&quot; &quot;;&quot;&quot;)&amp;[.C9]&amp;(IF([.D9]&lt;&gt;&quot;&quot;;&quot; &quot;&amp;[.D9];&quot;&quot;)&amp;&quot; &quot;&amp;[.E9]&amp;IF([.H9]&lt;&gt;&quot;&quot;;&quot; (&quot;&amp;[.H9]&amp;&quot;)&quot;; &quot;&quot;))" office:value-type="string" office:string-value="Son " calcext:value-type="string">
            <text:p>Son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Grandfather</text:p>
          </table:table-cell>
          <table:table-cell table:number-columns-repeated="2"/>
          <table:table-cell table:formula="of:=IF([.B10]&lt;&gt;&quot;&quot;;[.B10]&amp;&quot; &quot;;&quot;&quot;)&amp;[.C10]&amp;(IF([.D10]&lt;&gt;&quot;&quot;;&quot; &quot;&amp;[.D10];&quot;&quot;)&amp;&quot; &quot;&amp;[.E10]&amp;IF([.H10]&lt;&gt;&quot;&quot;;&quot; (&quot;&amp;[.H10]&amp;&quot;)&quot;; &quot;&quot;))" office:value-type="string" office:string-value="Grandfather " calcext:value-type="string">
            <text:p>Grandfa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Grandmother</text:p>
          </table:table-cell>
          <table:table-cell table:number-columns-repeated="2"/>
          <table:table-cell table:formula="of:=IF([.B11]&lt;&gt;&quot;&quot;;[.B11]&amp;&quot; &quot;;&quot;&quot;)&amp;[.C11]&amp;(IF([.D11]&lt;&gt;&quot;&quot;;&quot; &quot;&amp;[.D11];&quot;&quot;)&amp;&quot; &quot;&amp;[.E11]&amp;IF([.H11]&lt;&gt;&quot;&quot;;&quot; (&quot;&amp;[.H11]&amp;&quot;)&quot;; &quot;&quot;))" office:value-type="string" office:string-value="Grandmother " calcext:value-type="string">
            <text:p>Grandmoth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/>
          <table:table-cell office:value-type="string" calcext:value-type="string">
            <text:p>Oncle</text:p>
          </table:table-cell>
          <table:table-cell table:number-columns-repeated="2"/>
          <table:table-cell table:formula="of:=IF([.B12]&lt;&gt;&quot;&quot;;[.B12]&amp;&quot; &quot;;&quot;&quot;)&amp;[.C12]&amp;(IF([.D12]&lt;&gt;&quot;&quot;;&quot; &quot;&amp;[.D12];&quot;&quot;)&amp;&quot; &quot;&amp;[.E12]&amp;IF([.H12]&lt;&gt;&quot;&quot;;&quot; (&quot;&amp;[.H12]&amp;&quot;)&quot;; &quot;&quot;))" office:value-type="string" office:string-value="Oncle " calcext:value-type="string">
            <text:p>Oncle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/>
          <table:table-cell office:value-type="string" calcext:value-type="string">
            <text:p>Aunt</text:p>
          </table:table-cell>
          <table:table-cell table:number-columns-repeated="2"/>
          <table:table-cell table:formula="of:=IF([.B13]&lt;&gt;&quot;&quot;;[.B13]&amp;&quot; &quot;;&quot;&quot;)&amp;[.C13]&amp;(IF([.D13]&lt;&gt;&quot;&quot;;&quot; &quot;&amp;[.D13];&quot;&quot;)&amp;&quot; &quot;&amp;[.E13]&amp;IF([.H13]&lt;&gt;&quot;&quot;;&quot; (&quot;&amp;[.H13]&amp;&quot;)&quot;; &quot;&quot;))" office:value-type="string" office:string-value="Aunt " calcext:value-type="string">
            <text:p>Aunt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/>
          <table:table-cell office:value-type="string" calcext:value-type="string">
            <text:p>Cousin</text:p>
          </table:table-cell>
          <table:table-cell table:number-columns-repeated="2"/>
          <table:table-cell table:formula="of:=IF([.B14]&lt;&gt;&quot;&quot;;[.B14]&amp;&quot; &quot;;&quot;&quot;)&amp;[.C14]&amp;(IF([.D14]&lt;&gt;&quot;&quot;;&quot; &quot;&amp;[.D14];&quot;&quot;)&amp;&quot; &quot;&amp;[.E14]&amp;IF([.H14]&lt;&gt;&quot;&quot;;&quot; (&quot;&amp;[.H14]&amp;&quot;)&quot;; &quot;&quot;))" office:value-type="string" office:string-value="Cousin " calcext:value-type="string">
            <text:p>Cousin </text:p>
          </table:table-cell>
          <table:table-cell table:number-columns-repeated="3"/>
          <table:table-cell office:value-type="string" calcext:value-type="string">
            <text:p>divers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/>
          <table:table-cell office:value-type="string" calcext:value-type="string">
            <text:p>Wife</text:p>
          </table:table-cell>
          <table:table-cell table:number-columns-repeated="2"/>
          <table:table-cell table:formula="of:=IF([.B15]&lt;&gt;&quot;&quot;;[.B15]&amp;&quot; &quot;;&quot;&quot;)&amp;[.C15]&amp;(IF([.D15]&lt;&gt;&quot;&quot;;&quot; &quot;&amp;[.D15];&quot;&quot;)&amp;&quot; &quot;&amp;[.E15]&amp;IF([.H15]&lt;&gt;&quot;&quot;;&quot; (&quot;&amp;[.H15]&amp;&quot;)&quot;; &quot;&quot;))" office:value-type="string" office:string-value="Wife " calcext:value-type="string">
            <text:p>Wife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/>
          <table:table-cell office:value-type="string" calcext:value-type="string">
            <text:p>Stepfather</text:p>
          </table:table-cell>
          <table:table-cell table:number-columns-repeated="2"/>
          <table:table-cell table:formula="of:=IF([.B16]&lt;&gt;&quot;&quot;;[.B16]&amp;&quot; &quot;;&quot;&quot;)&amp;[.C16]&amp;(IF([.D16]&lt;&gt;&quot;&quot;;&quot; &quot;&amp;[.D16];&quot;&quot;)&amp;&quot; &quot;&amp;[.E16]&amp;IF([.H16]&lt;&gt;&quot;&quot;;&quot; (&quot;&amp;[.H16]&amp;&quot;)&quot;; &quot;&quot;))" office:value-type="string" office:string-value="Stepfather " calcext:value-type="string">
            <text:p>Stepfa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/>
          <table:table-cell office:value-type="string" calcext:value-type="string">
            <text:p>Grandgrandmother</text:p>
          </table:table-cell>
          <table:table-cell table:number-columns-repeated="2"/>
          <table:table-cell table:formula="of:=IF([.B17]&lt;&gt;&quot;&quot;;[.B17]&amp;&quot; &quot;;&quot;&quot;)&amp;[.C17]&amp;(IF([.D17]&lt;&gt;&quot;&quot;;&quot; &quot;&amp;[.D17];&quot;&quot;)&amp;&quot; &quot;&amp;[.E17]&amp;IF([.H17]&lt;&gt;&quot;&quot;;&quot; (&quot;&amp;[.H17]&amp;&quot;)&quot;; &quot;&quot;))" office:value-type="string" office:string-value="Grandgrandmother " calcext:value-type="string">
            <text:p>Grandgrandmoth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Someone</text:p>
          </table:table-cell>
          <table:table-cell table:number-columns-repeated="2"/>
          <table:table-cell table:formula="of:=IF([.B18]&lt;&gt;&quot;&quot;;[.B18]&amp;&quot; &quot;;&quot;&quot;)&amp;[.C18]&amp;(IF([.D18]&lt;&gt;&quot;&quot;;&quot; &quot;&amp;[.D18];&quot;&quot;)&amp;&quot; &quot;&amp;[.E18]&amp;IF([.H18]&lt;&gt;&quot;&quot;;&quot; (&quot;&amp;[.H18]&amp;&quot;)&quot;; &quot;&quot;))" office:value-type="string" office:string-value="Someone " calcext:value-type="string">
            <text:p>Someone 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eople.A1:people.AMJ1 people.M4:people.AMJ1048576 people.S3:people.AMJ3 people.M3:people.P3 people.M2:people.AMJ2 people.A2:people.L1048576">
            <calcext:condition calcext:apply-style-name="Gerade Zeile" calcext:value="formula-is(ISEVEN(ROW()))" calcext:base-cell-address="people.A1"/>
          </calcext:conditional-format>
        </calcext:conditional-formats>
      </table:table>
      <table:table table:name="families" table:style-name="ta1">
        <table:table-column table:style-name="co1" table:default-cell-style-name="ce12"/>
        <table:table-column table:style-name="co1" table:number-columns-repeated="2" table:default-cell-style-name="ce20"/>
        <table:table-column table:style-name="co1" table:default-cell-style-name="ce24"/>
        <table:table-column table:style-name="co1" table:default-cell-style-name="ce22"/>
        <table:table-column table:style-name="co1" table:number-columns-repeated="1019" table:default-cell-style-name="ce12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partner1</text:p>
          </table:table-cell>
          <table:table-cell table:style-name="ce17" office:value-type="string" calcext:value-type="string">
            <text:p>partner2</text:p>
          </table:table-cell>
          <table:table-cell table:style-name="ce17" office:value-type="string" calcext:value-type="string">
            <text:p>begin</text:p>
          </table:table-cell>
          <table:table-cell table:style-name="ce17" office:value-type="string" calcext:value-type="string">
            <text:p>comment</text:p>
          </table:table-cell>
          <table:table-cell table:style-name="ce23" table:number-columns-repeated="19"/>
          <table:table-cell table:style-name="ce27" table:number-columns-repeated="5"/>
          <table:table-cell table:style-name="ce28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amilies.A2:families.AMJ1048576 families.Y1:families.AMJ1">
            <calcext:condition calcext:apply-style-name="Gerade Zeile" calcext:value="formula-is(ISEVEN(ROW()))" calcext:base-cell-address="families.A1"/>
          </calcext:conditional-format>
          <calcext:conditional-format calcext:target-range-address="families.B1:families.B1048576 families.C2:families.C1048576 families.B1:families.B1">
            <calcext:condition calcext:apply-style-name="Warning" calcext:value="=0" calcext:base-cell-address="families.B1"/>
          </calcext:conditional-format>
        </calcext:conditional-formats>
      </table:table>
      <table:table table:name="data" table:style-name="ta2">
        <table:table-column table:style-name="co1" table:number-columns-repeated="1024" table:default-cell-style-name="Default"/>
        <table:table-row table:style-name="ro1">
          <table:table-cell table:style-name="ce30"/>
          <table:table-cell table:style-name="ce30" office:value-type="string" calcext:value-type="string">
            <text:p>title</text:p>
          </table:table-cell>
          <table:table-cell table:style-name="ce30" table:number-columns-repeated="7"/>
          <table:table-cell table:style-name="ce30" office:value-type="string" calcext:value-type="string">
            <text:p>gender</text:p>
          </table:table-cell>
          <table:table-cell table:style-name="ce30" table:number-columns-repeated="7"/>
          <table:table-cell table:style-name="ce30" office:value-type="string" calcext:value-type="string">
            <text:p>religion</text:p>
          </table:table-cell>
          <table:table-cell table:style-name="ce30" table:number-columns-repeated="1006"/>
        </table:table-row>
        <table:table-row table:style-name="ro2">
          <table:table-cell/>
          <table:table-cell office:value-type="string" calcext:value-type="string">
            <text:p>Dr.</text:p>
          </table:table-cell>
          <table:table-cell table:number-columns-repeated="7"/>
          <table:table-cell office:value-type="string" calcext:value-type="string">
            <text:p>Male</text:p>
          </table:table-cell>
          <table:table-cell table:number-columns-repeated="7"/>
          <table:table-cell office:value-type="string" calcext:value-type="string">
            <text:p>evangelic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rof.</text:p>
          </table:table-cell>
          <table:table-cell table:number-columns-repeated="7"/>
          <table:table-cell office:value-type="string" calcext:value-type="string">
            <text:p>Female</text:p>
          </table:table-cell>
          <table:table-cell table:number-columns-repeated="7"/>
          <table:table-cell office:value-type="string" calcext:value-type="string">
            <text:p>catholic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erade_20_Zeile" style:display-name="Gerade Zeile" style:family="table-cell" style:parent-style-name="Default">
      <style:table-cell-properties fo:background-color="#eaeae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.00.0000</text:date>, <text:time style:data-style-name="N2" text:time-value="23:04:55.28677276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renz Hoffmann</meta:initial-creator>
    <meta:creation-date>2022-01-06T18:28:14.558281307</meta:creation-date>
    <dc:date>2022-04-28T23:07:17.215215470</dc:date>
    <dc:creator>Lorenz Hoffmann</dc:creator>
    <meta:editing-duration>PT42M38S</meta:editing-duration>
    <meta:editing-cycles>33</meta:editing-cycles>
    <meta:generator>LibreOffice/7.2.6.2$Linux_X86_64 LibreOffice_project/20$Build-2</meta:generator>
    <meta:document-statistic meta:table-count="3" meta:cell-count="127" meta:object-count="0"/>
  </office:meta>
</office:document-meta>
</file>